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phem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!pip install ephe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Collecting ephem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25/a4/410044c60d41d5a73540e8a8b58b90ea0a144a58cfd255f2174205464269/ephem-3.7.7.0-cp36-cp36m-win_amd64.whl (814kB)</text:p>
          </table:table-cell>
        </table:table-row>
        <table:table-row table:style-name="ro1">
          <table:table-cell/>
          <table:table-cell office:value-type="string">
            <text:p>Installing collected packages: ephem</text:p>
          </table:table-cell>
        </table:table-row>
        <table:table-row table:style-name="ro1">
          <table:table-cell/>
          <table:table-cell office:value-type="string">
            <text:p>Successfully installed ephem-3.7.7.0</text:p>
          </table:table-cell>
        </table:table-row>
        <table:table-row table:style-name="ro1">
          <table:table-cell/>
          <table:table-cell office:value-type="string">
            <text:p>WARNING: You are using pip version 19.2.3, however version 19.3.1 is available.</text:p>
          </table:table-cell>
        </table:table-row>
        <table:table-row table:style-name="ro1">
          <table:table-cell/>
          <table:table-cell office:value-type="string">
            <text:p>You should consider upgrading via the 'python -m pip install --upgrade pip' command.</text:p>
          </table:table-cell>
        </table:table-row>
      </table:table>
      <table:table table:name="pyorbital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pyorbi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ollecting pyorbital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66/64/2117beeb19365be130ea1c3b49c518ab655d863172e85ee08aa9a999ba18/pyorbital-1.5.0.tar.gz (62kB)</text:p>
          </table:table-cell>
        </table:table-row>
        <table:table-row table:style-name="ro1">
          <table:table-cell/>
          <table:table-cell office:value-type="string">
            <text:p>Requirement already satisfied: numpy!=1.14.0,&gt;=1.11.0 in c:\programdata\anaconda3\envs\rstudio\lib\site-packages (from pyorbital) (1.13.3)</text:p>
          </table:table-cell>
        </table:table-row>
        <table:table-row table:style-name="ro1">
          <table:table-cell/>
          <table:table-cell office:value-type="string">
            <text:p>Requirement already satisfied: scipy in c:\programdata\anaconda3\envs\rstudio\lib\site-packages (from pyorbital) (1.1.0)</text:p>
          </table:table-cell>
        </table:table-row>
        <table:table-row table:style-name="ro1">
          <table:table-cell/>
          <table:table-cell office:value-type="string">
            <text:p>Building wheels for collected packages: pyorbital</text:p>
          </table:table-cell>
        </table:table-row>
        <table:table-row table:style-name="ro1">
          <table:table-cell/>
          <table:table-cell office:value-type="string">
            <text:p><text:s text:c="2"/>Building wheel for pyorbital (setup.py): started</text:p>
          </table:table-cell>
        </table:table-row>
        <table:table-row table:style-name="ro1">
          <table:table-cell/>
          <table:table-cell office:value-type="string">
            <text:p><text:s text:c="2"/>Building wheel for pyorbital (setup.py): finished with status 'done'</text:p>
          </table:table-cell>
        </table:table-row>
        <table:table-row table:style-name="ro1">
          <table:table-cell/>
          <table:table-cell office:value-type="string">
            <text:p><text:s text:c="2"/>Created wheel for pyorbital: filename=pyorbital-1.5.0-py2.py3-none-any.whl size=39449 sha256=7b228b275be7c0e137f78c638f10cdbca9cee7e1eaa8b95e713e28764625c915</text:p>
          </table:table-cell>
        </table:table-row>
        <table:table-row table:style-name="ro1">
          <table:table-cell/>
          <table:table-cell office:value-type="string">
            <text:p><text:s text:c="2"/>Stored in directory: C:\Users\PC\AppData\Local\pip\Cache\wheels\61\98\c2\f3d62d678a2bd91da090e1392e3230c57db8bfb89e9d457f29</text:p>
          </table:table-cell>
        </table:table-row>
        <table:table-row table:style-name="ro1">
          <table:table-cell/>
          <table:table-cell office:value-type="string">
            <text:p>Successfully built pyorbital</text:p>
          </table:table-cell>
        </table:table-row>
        <table:table-row table:style-name="ro1">
          <table:table-cell/>
          <table:table-cell office:value-type="string">
            <text:p>Installing collected packages: pyorbital</text:p>
          </table:table-cell>
        </table:table-row>
        <table:table-row table:style-name="ro1">
          <table:table-cell/>
          <table:table-cell office:value-type="string">
            <text:p>Successfully installed pyorbital-1.5.0</text:p>
          </table:table-cell>
        </table:table-row>
        <table:table-row table:style-name="ro1">
          <table:table-cell/>
          <table:table-cell office:value-type="string">
            <text:p>WARNING: You are using pip version 19.2.3, however version 19.3.1 is available.</text:p>
          </table:table-cell>
        </table:table-row>
        <table:table-row table:style-name="ro1">
          <table:table-cell/>
          <table:table-cell office:value-type="string">
            <text:p>You should consider upgrading via the 'python -m pip install --upgrade pip' comman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2019/12/02</text:date>, <text:time>22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0S</meta:editing-duration>
    <meta:editing-cycles>6</meta:editing-cycles>
    <meta:generator>OpenOffice.org/3.4$Win32 OpenOffice.org_project/340m1$Build-9590</meta:generator>
    <dc:date>2019-12-02T22:54:27.89</dc:date>
    <meta:document-statistic meta:table-count="2" meta:cell-count="22" meta:object-count="0"/>
    <meta:user-defined meta:name="Info 1"/>
    <meta:user-defined meta:name="Info 2"/>
    <meta:user-defined meta:name="Info 3"/>
    <meta:user-defined meta:name="Info 4"/>
  </office:meta>
</office:document-meta>
</file>